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d148" officeooo:paragraph-rsid="0002d148"/>
    </style:style>
    <style:style style:name="P2" style:family="paragraph" style:parent-style-name="Preformatted_20_Text">
      <style:text-properties officeooo:rsid="0002d148" officeooo:paragraph-rsid="0002f339"/>
    </style:style>
    <style:style style:name="P3" style:family="paragraph" style:parent-style-name="Preformatted_20_Text">
      <style:text-properties officeooo:rsid="0002d148" officeooo:paragraph-rsid="00038a3d"/>
    </style:style>
    <style:style style:name="P4" style:family="paragraph" style:parent-style-name="Preformatted_20_Text">
      <style:text-properties officeooo:rsid="0002f339" officeooo:paragraph-rsid="0002f339"/>
    </style:style>
    <style:style style:name="P5" style:family="paragraph" style:parent-style-name="Preformatted_20_Text" style:list-style-name="L1">
      <style:text-properties officeooo:rsid="0002f339" officeooo:paragraph-rsid="0002f339"/>
    </style:style>
    <style:style style:name="P6" style:family="paragraph" style:parent-style-name="Preformatted_20_Text">
      <style:text-properties fo:font-weight="bold" officeooo:rsid="0002f339" officeooo:paragraph-rsid="0002f339" style:font-weight-asian="bold" style:font-weight-complex="bold"/>
    </style:style>
    <style:style style:name="P7" style:family="paragraph" style:parent-style-name="Preformatted_20_Text">
      <style:text-properties fo:font-weight="bold" officeooo:rsid="0002d148" officeooo:paragraph-rsid="0002d148" style:font-weight-asian="bold" style:font-weight-complex="bold"/>
    </style:style>
    <style:style style:name="P8" style:family="paragraph">
      <loext:graphic-properties draw:fill-color="#eeeeee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eeeeee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cc9900"/>
      <style:paragraph-properties fo:text-align="center"/>
      <style:text-properties fo:font-size="10pt" style:font-size-asian="10.5pt" style:font-size-complex="12pt"/>
    </style:style>
    <style:style style:name="P13" style:family="paragraph">
      <loext:graphic-properties draw:fill-color="#ffff66"/>
    </style:style>
    <style:style style:name="P14" style:family="paragraph">
      <loext:graphic-properties draw:fill-color="#ffff66"/>
      <style:text-properties fo:font-size="8pt" style:font-size-asian="10.5pt" style:font-size-complex="12pt"/>
    </style:style>
    <style:style style:name="P15" style:family="paragraph">
      <loext:graphic-properties draw:fill-color="#ffd320"/>
      <style:paragraph-properties fo:text-align="center"/>
      <style:text-properties style:text-position="33% 58%" fo:font-size="10pt" style:font-size-asian="10.5pt" style:font-size-complex="12pt"/>
    </style:style>
    <style:style style:name="P16" style:family="paragraph">
      <style:paragraph-properties fo:text-align="center"/>
      <style:text-properties fo:font-size="8pt" style:font-size-asian="10.5pt" style:font-size-complex="12pt"/>
    </style:style>
    <style:style style:name="P17" style:family="paragraph">
      <loext:graphic-properties draw:fill-color="#ff9999"/>
      <style:paragraph-properties fo:text-align="center"/>
      <style:text-properties fo:font-size="8pt" style:font-size-asian="10.5pt" style:font-size-complex="12pt"/>
    </style:style>
    <style:style style:name="P18" style:family="paragraph">
      <loext:graphic-properties draw:fill-color="#ff9900"/>
      <style:paragraph-properties fo:text-align="center"/>
      <style:text-properties fo:font-size="8pt" style:font-size-asian="10.5pt" style:font-size-complex="12pt"/>
    </style:style>
    <style:style style:name="P19" style:family="paragraph">
      <loext:graphic-properties draw:fill-color="#666633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-color="#ffffcc" draw:opacity="10%"/>
    </style:style>
    <style:style style:name="P23" style:family="paragraph">
      <loext:graphic-properties draw:fill-color="#e6e6ff"/>
    </style:style>
    <style:style style:name="P24" style:family="paragraph">
      <loext:graphic-properties draw:fill-color="#cccc99"/>
    </style:style>
    <style:style style:name="T1" style:family="text">
      <style:text-properties officeooo:rsid="0002f339"/>
    </style:style>
    <style:style style:name="T2" style:family="text">
      <style:text-properties officeooo:rsid="00038a3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.5pt" style:font-size-complex="12pt"/>
    </style:style>
    <style:style style:name="T5" style:family="text">
      <style:text-properties fo:font-size="8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fill-color="#eeeeee" draw:textarea-horizontal-align="justify" draw:textarea-vertical-align="middle" draw:auto-grow-height="false" fo:min-height="5.6583in" fo:min-width="6.4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justify" draw:textarea-vertical-align="middle" draw:auto-grow-height="false" fo:min-height="0.1953in" fo:min-width="1.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fill-color="#eeeeee" draw:textarea-horizontal-align="justify" draw:textarea-vertical-align="middle" draw:auto-grow-height="false" fo:min-height="5.3709in" fo:min-width="1.7283in" style:run-through="foreground"/>
    </style:style>
    <style:style style:name="gr5" style:family="graphic">
      <style:graphic-properties draw:textarea-horizontal-align="justify" draw:textarea-vertical-align="middle" draw:auto-grow-height="false" fo:min-height="1.9909in" fo:min-width="1.4909in" style:run-through="foreground"/>
    </style:style>
    <style:style style:name="gr6" style:family="graphic">
      <style:graphic-properties draw:fill="solid" draw:fill-color="#cc9900" draw:textarea-horizontal-align="justify" draw:textarea-vertical-align="middle" draw:auto-grow-height="false" fo:min-height="0.2437in" fo:min-width="1.3071in" style:run-through="foreground" style:vertical-pos="from-top" style:vertical-rel="paragraph" style:horizontal-pos="from-left" style:horizontal-rel="paragraph"/>
    </style:style>
    <style:style style:name="gr7" style:family="graphic">
      <style:graphic-properties draw:fill-color="#ffff66" draw:textarea-horizontal-align="justify" draw:textarea-vertical-align="middle" draw:auto-grow-height="false" fo:min-height="0.5154in" fo:min-width="0.6244in" style:run-through="foreground" style:vertical-pos="from-top" style:vertical-rel="paragraph" style:horizontal-pos="from-left" style:horizontal-rel="paragraph"/>
    </style:style>
    <style:style style:name="gr8" style:family="graphic">
      <style:graphic-properties draw:fill-color="#ffff66" draw:textarea-horizontal-align="justify" draw:textarea-vertical-align="middle" draw:auto-grow-height="false" fo:min-height="0.5154in" fo:min-width="0.6244in" style:run-through="foreground" style:vertical-pos="from-top" style:vertical-rel="paragraph" style:horizontal-pos="from-left" style:horizontal-rel="paragraph"/>
    </style:style>
    <style:style style:name="gr9" style:family="graphic">
      <style:graphic-properties draw:fill-color="#ffd320" draw:textarea-horizontal-align="justify" draw:textarea-vertical-align="middle" draw:auto-grow-height="false" fo:min-height="0.1752in" fo:min-width="1.4866in" style:run-through="foreground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2.022in" fo:min-width="1.4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9999" draw:textarea-horizontal-align="justify" draw:textarea-vertical-align="middle" draw:auto-grow-height="false" fo:min-height="0.6409in" fo:min-width="0.8752in" style:run-through="foreground" style:vertical-pos="from-top" style:vertical-rel="paragraph" style:horizontal-pos="from-left" style:horizontal-rel="paragraph"/>
    </style:style>
    <style:style style:name="gr12" style:family="graphic">
      <style:graphic-properties draw:fill-color="#eeeeee" draw:textarea-horizontal-align="justify" draw:textarea-vertical-align="middle" draw:auto-grow-height="false" fo:min-height="5.3362in" fo:min-width="1.7283in" style:run-through="foreground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2.022in" fo:min-width="1.4909in" style:run-through="foreground" style:vertical-pos="from-top" style:vertical-rel="paragraph" style:horizontal-pos="from-left" style:horizontal-rel="paragraph"/>
    </style:style>
    <style:style style:name="gr14" style:family="graphic">
      <style:graphic-properties draw:fill-color="#ff9900" draw:textarea-horizontal-align="justify" draw:textarea-vertical-align="middle" draw:auto-grow-height="false" fo:min-height="0.2799in" fo:min-width="1.298in" style:run-through="foreground" style:vertical-pos="from-top" style:vertical-rel="paragraph" style:horizontal-pos="from-left" style:horizontal-rel="paragraph"/>
    </style:style>
    <style:style style:name="gr15" style:family="graphic">
      <style:graphic-properties draw:fill-color="#ffd320" draw:textarea-horizontal-align="justify" draw:textarea-vertical-align="middle" draw:auto-grow-height="false" fo:min-height="0.1752in" fo:min-width="1.4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666633" draw:textarea-horizontal-align="justify" draw:textarea-vertical-align="middle" draw:auto-grow-height="false" fo:min-height="0.5772in" fo:min-width="1.4035in" style:run-through="foreground" style:vertical-pos="from-top" style:vertical-rel="paragraph" style:horizontal-pos="from-left" style:horizontal-rel="paragraph"/>
    </style:style>
    <style:style style:name="gr18" style:family="graphic">
      <style:graphic-properties draw:fill-color="#ffffcc" draw:opacity="10%" draw:textarea-horizontal-align="justify" draw:textarea-vertical-align="middle" draw:auto-grow-height="false" fo:min-height="1.0528in" fo:min-width="6.2457in" draw:shadow-opacity="1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dash" draw:stroke-dash="Ultrafine_20_Dashed" svg:stroke-width="0.1201in" draw:marker-start-width="0.5in" draw:marker-end-width="0.5in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e6e6ff" draw:textarea-horizontal-align="justify" draw:textarea-vertical-align="middle" draw:auto-grow-height="false" fo:min-height="0.3138in" fo:min-width="1.1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cccc99" draw:textarea-horizontal-align="justify" draw:textarea-vertical-align="middle" draw:auto-grow-height="false" fo:min-height="0.4752in" fo:min-width="0.78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troduction::</text:p>
      <text:p text:style-name="P1"/>
      <text:p text:style-name="P1">This document details the implementation works of a Mybb Site via cloud formation template.<text:span text:style-name="T1">This MyBB is site required to be scalable,high available and good security. </text:span></text:p>
      <text:p text:style-name="P1"/>
      <text:p text:style-name="P4"/>
      <text:p text:style-name="P7">Requirements:</text:p>
      <text:p text:style-name="P1"><text:tab/>1- EC2 Key Pair for the region that you are deploying your stack.And please remember the key name for the parameters of the template.</text:p>
      <text:p text:style-name="P1"><text:tab/>2- AWS Account</text:p>
      <text:p text:style-name="P1"><text:tab/><text:span text:style-name="T2">3- The deployment is conducting 2 download operations:</text:span></text:p>
      <text:p text:style-name="P3"><text:tab/><text:tab/><text:span text:style-name="T2">a) Source Code of MyBB </text:span></text:p>
      <text:p text:style-name="P3"><text:span text:style-name="T2"><text:tab/><text:tab/>b) Sample Config Files &amp; Install Script<text:tab/></text:span></text:p>
      <text:p text:style-name="P3"><text:tab/><text:tab/><text:a xlink:type="simple" xlink:href="https://github.com/mybb/mybb/tarball/master" text:style-name="Internet_20_link" text:visited-style-name="Visited_20_Internet_20_Link"><text:span text:style-name="T2">https://github.com/mybb/mybb/tarball/master</text:span></text:a></text:p>
      <text:p text:style-name="P3"><text:span text:style-name="T2"><text:tab/><text:tab/>https://github.com/servetguney/mbbw/tarball/master</text:span></text:p>
      <text:p text:style-name="P1"/>
      <text:p text:style-name="P7">How to Deploy:</text:p>
      <text:p text:style-name="P1"><text:tab/>1- Login to AWS Console</text:p>
      <text:p text:style-name="P2"><text:tab/>2- <text:span text:style-name="T1">Create the <text:s/>stack with the template.</text:span></text:p>
      <text:p text:style-name="P2"><text:span text:style-name="T1"><text:tab/>3- Wait ( it takes time ) </text:span></text:p>
      <text:p text:style-name="P2"><text:span text:style-name="T1"><text:tab/>4- Check the site with the loadbalancer dns name as result. </text:span></text:p>
      <text:p text:style-name="P1"/>
      <text:p text:style-name="P6">Design:</text:p>
      <text:p text:style-name="P4"/>
      <text:p text:style-name="P1"><text:tab/>The EC2 Instance Family: t,c,m3</text:p>
      <text:p text:style-name="P1"><text:tab/>The Database Instance Family:t,r,m3</text:p>
      <text:p text:style-name="P2"><text:tab/>Database Type: MySQL</text:p>
      <text:p text:style-name="P2"><text:tab/>The Naming Schema: Every logical word has been capitalized in name of the source.<text:span text:style-name="T1">Exa</text:span>mple: DatabaseName, InstanceLaunchConfig...etc</text:p>
      <text:p text:style-name="P2"><text:tab/><text:span text:style-name="T1">2 layers of security via both security access groups and networkacls</text:span></text:p>
      <text:p text:style-name="P2"><text:tab/><text:span text:style-name="T1">Subnets: The <text:s/>10.10.{2,4,6,8}x.0/24 <text:s/>networks are reserved for public use</text:span></text:p>
      <text:p text:style-name="P2"><text:span text:style-name="T1"><text:tab/><text:tab/><text:tab/> <text:s/>10.10.{3,5,7,9}x.0/24 networks are reserved for private use for future improvements.</text:span></text:p>
      <text:p text:style-name="P2"><text:tab/><text:span text:style-name="T1">Lower cost focused design.</text:span></text:p>
      <text:p text:style-name="P2"><text:tab/></text:p>
      <text:p text:style-name="P6">Whats Left:</text:p>
      <text:list xml:id="list6800539529840850116" text:style-name="L1">
        <text:list-item>
          <text:p text:style-name="P5"><text:tab/>Tags:Much better tags for explanatory &amp; fix the absents )</text:p>
        </text:list-item>
        <text:list-item>
          <text:p text:style-name="P5"><text:tab/>Logs:There should be logging enabled for the instances &amp; connections to S3.</text:p>
        </text:list-item>
        <text:list-item>
          <text:p text:style-name="P5"><text:tab/>More Alarms: There should be more complex &amp; extensive alarms in the stack.</text:p>
        </text:list-item>
        <text:list-item>
          <text:p text:style-name="P5"><text:tab/>Media Files: MyBB media files should be stored on S3 Bucket ( with scheduled backups )</text:p>
        </text:list-item>
        <text:list-item>
          <text:p text:style-name="P5"><text:tab/>High Avaibility:MyBB is now MultiAZ but only 2 AZ. Needs improvement for cross region &amp; all AZ of the region if more than 2.</text:p>
        </text:list-item>
        <text:list-item>
          <text:p text:style-name="P5"><text:tab/>The DB size control: There is no control or adding storage for the DB now.</text:p>
        </text:list-item>
        <text:list-item>
          <text:p text:style-name="P5"><text:tab/>HTTPS: Change site to HTTPS based web host.</text:p>
        </text:list-item>
        <text:list-item>
          <text:p text:style-name="P5"><text:tab/>Domain DNS:Needs to define domain dns records for production use.</text:p>
        </text:list-item>
        <text:list-item>
          <text:p text:style-name="P5"><text:span text:style-name="T2">Unmap Gateway IP before deleting the VPC ( else it gives error about <text:s/>deleting failure )</text:span></text:p>
        </text:list-item>
      </text:list>
      <text:p text:style-name="P4"><text:tab/></text:p>
      <text:p text:style-name="P6">Resources:</text:p>
      <text:p text:style-name="P4">Web Servers:</text:p>
      <text:p text:style-name="P4"><text:tab/>There will be minimum 2 web servers. They will scale up to 5 and can be down again till 2 ( 1 by 1 ). There scaling up &amp; down rules. There is related autoscaling group defined.</text:p>
      <text:p text:style-name="P4"><text:tab/>Vertical Scaling : needs downtime &amp; change instance resources.</text:p>
      <text:p text:style-name="P4"/>
      <text:p text:style-name="P4">DB Servers:</text:p>
      <text:p text:style-name="P4"><text:soft-page-break/><text:tab/>There is 1 DB with MultiAZ feature enabled. There is only 1 replica.</text:p>
      <text:p text:style-name="P4"><text:tab/>Vertical Scaling : needs downtime &amp; add instance resources.</text:p>
      <text:p text:style-name="P4"><text:tab/>Horizontal Scaling: Migrate to Aurora DB Cluster</text:p>
      <text:p text:style-name="P4"><text:s/></text:p>
      <text:p text:style-name="P4">Load Balancer: There is a load balancer that distributing the requests to webservers.There is custom launch configuration attached for installations and configurations based on cfn-init &amp; metadata.</text:p>
      <text:p text:style-name="P4"/>
      <text:p text:style-name="P4">Alarms:</text:p>
      <text:p text:style-name="P4"><text:tab/>Scaling down and up alarms has been defined.</text:p>
      <text:p text:style-name="P4"/>
      <text:p text:style-name="P6">Problem:</text:p>
      <text:p text:style-name="P4">Unfortunately, I didnt have time to troubleshoot the network problem that causing to connection problems, and leading unsuccessful site deployment.</text:p>
      <text:p text:style-name="P4"/>
      <text:p text:style-name="P4"><draw:custom-shape text:anchor-type="paragraph" draw:z-index="36" draw:style-name="gr20" draw:text-style-name="P23" svg:width="1.1724in" svg:height="0.3476in" svg:x="2.9071in" svg:y="0.0335in"><text:p>Internet Gatew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igh Level Design:</text:p>
      <text:p text:style-name="P4"><draw:custom-shape text:anchor-type="paragraph" draw:z-index="29" draw:style-name="gr2" draw:text-style-name="P21" svg:width="1.2732in" svg:height="0.2161in" svg:x="0.9091in" svg:y="0.1016in"><text:p text:style-name="P20"><text:span text:style-name="T3">VP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" draw:style-name="gr19" draw:text-style-name="P11" svg:x1="3.4236in" svg:y1="0.1382in" svg:x2="3.4075in" svg:y2="1.7591in"><text:p/></draw:line></text:p>
      <text:p text:style-name="P4"><draw:g text:anchor-type="paragraph" draw:z-index="2" draw:style-name="gr3"><draw:custom-shape draw:style-name="gr4" draw:text-style-name="P8" svg:width="1.915in" svg:height="5.5571in" svg:x="0.0898in" svg:y="0.5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svg:width="1.6524in" svg:height="2.1524in" svg:x="0.2051in" svg:y="1.17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text:anchor-type="paragraph" draw:z-index="12" draw:style-name="gr14" draw:text-style-name="P18" svg:width="1.3276in" svg:height="0.3094in" svg:x="4.9516in" svg:y="1.1362in"><text:p text:style-name="P16"><text:span text:style-name="T5">Public Network AC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7" draw:text-style-name="P13" svg:width="0.6803in" svg:height="0.5713in" svg:x="0.8764in" svg:y="2.5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8" draw:text-style-name="P14" svg:width="0.6803in" svg:height="0.5713in" svg:x="0.7366in" svg:y="2.502in"><text:p><text:span text:style-name="T5">WebServe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9" draw:text-style-name="P15" svg:width="1.5051in" svg:height="0.1933in" svg:x="0.2835in" svg:y="3.5902in"><text:p text:style-name="P11"><text:span text:style-name="T4"><text:s/></text:span><text:span text:style-name="T4">Private Subn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style-name="gr14" draw:text-style-name="P18" svg:width="1.3276in" svg:height="0.3094in" svg:x="0.3217in" svg:y="3.9528in"><text:p text:style-name="P16"><text:span text:style-name="T5">Private Network AC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6" draw:text-style-name="P12" svg:width="1.3335in" svg:height="0.2705in" svg:x="0.3154in" svg:y="4.902in"><text:p text:style-name="P11"><text:span text:style-name="T4">Security Grou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11" draw:text-style-name="P17" svg:width="0.9433in" svg:height="0.7094in" svg:x="0.5055in" svg:y="5.1181in"><text:p text:style-name="P16"><text:span text:style-name="T5">Database Instance</text:span></text:p><text:p text:style-name="P16"><text:span text:style-name="T5">Wri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12" draw:text-style-name="P8" svg:width="1.915in" svg:height="5.5224in" svg:x="4.7354in" svg:y="0.6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3" svg:width="1.6524in" svg:height="2.1835in" svg:x="4.85in" svg:y="1.012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7" draw:text-style-name="P13" svg:width="0.6803in" svg:height="0.5713in" svg:x="5.4445in" svg:y="2.52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style-name="gr8" draw:text-style-name="P14" svg:width="0.6803in" svg:height="0.5713in" svg:x="5.3047in" svg:y="2.4563in"><text:p><text:span text:style-name="T5">WebServe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style-name="gr6" draw:text-style-name="P12" svg:width="1.3335in" svg:height="0.2705in" svg:x="4.9925in" svg:y="2.2472in"><text:p text:style-name="P11"><text:span text:style-name="T4">Security Grou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style-name="gr14" draw:text-style-name="P18" svg:width="1.3276in" svg:height="0.3094in" svg:x="0.3835in" svg:y="1.3528in"><text:p text:style-name="P16"><text:span text:style-name="T5">Public Network AC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style-name="gr6" draw:text-style-name="P12" svg:width="1.3335in" svg:height="0.2705in" svg:x="4.9374in" svg:y="4.8634in"><text:p text:style-name="P11"><text:span text:style-name="T4">Security Grou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style-name="gr14" draw:text-style-name="P18" svg:width="1.3276in" svg:height="0.3094in" svg:x="4.9665in" svg:y="3.9063in"><text:p text:style-name="P16"><text:span text:style-name="T5">Private Network AC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style-name="gr11" draw:text-style-name="P17" svg:width="0.9433in" svg:height="0.7094in" svg:x="5.1346in" svg:y="5.0799in"><text:p text:style-name="P16"><text:span text:style-name="T5">Database Instance</text:span></text:p><text:p text:style-name="P16"><text:span text:style-name="T5">Read Repl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style-name="gr9" draw:text-style-name="P15" svg:width="1.5051in" svg:height="0.1933in" svg:x="4.9516in" svg:y="3.5362in"><text:p text:style-name="P11"><text:span text:style-name="T4"><text:s/></text:span><text:span text:style-name="T4">Private Subn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style-name="gr17" draw:text-style-name="P19" svg:width="1.4661in" svg:height="0.6398in" svg:x="2.6752in" svg:y="1.6016in"><text:p>Elastic Load Balanc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6" draw:text-style-name="P12" svg:width="1.3335in" svg:height="0.2705in" svg:x="0.3846in" svg:y="2.2402in"><text:p text:style-name="P11"><text:span text:style-name="T4">Security Grou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style-name="gr9" draw:text-style-name="P15" svg:width="1.5051in" svg:height="0.1933in" svg:x="2.7291in" svg:y="4.6327in"><text:p text:style-name="P11"><text:span text:style-name="T4"><text:s/></text:span><text:span text:style-name="T4">Databa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style-name="gr15" draw:text-style-name="P15" svg:width="1.5051in" svg:height="0.1933in" svg:x="0.3063in" svg:y="0.9362in"><text:p text:style-name="P11"><text:span text:style-name="T4"><text:s/></text:span><text:span text:style-name="T4">Public Subn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10" svg:width="1.2732in" svg:height="0.2161in" svg:x="0.461in" svg:y="0.2953in"><text:p text:style-name="P9"><text:span text:style-name="T3"><text:s/></text:span><text:span text:style-name="T3">Avaibility Zone 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10" svg:width="1.6524in" svg:height="2.1835in" svg:x="0.1819in" svg:y="3.836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style-name="gr16" draw:text-style-name="P11" svg:x1="1.0547in" svg:y1="3.3244in" svg:x2="1.0547in" svg:y2="3.837in"><text:p/></draw:line><draw:custom-shape text:anchor-type="paragraph" draw:z-index="20" draw:style-name="gr10" svg:width="1.6524in" svg:height="2.1835in" svg:x="4.8272in" svg:y="3.79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6" draw:style-name="gr16" draw:text-style-name="P11" svg:x1="1.5563in" svg:y1="2.8039in" svg:x2="2.8291in" svg:y2="2.0866in"><text:p/></draw:line><draw:line text:anchor-type="paragraph" draw:z-index="27" draw:style-name="gr16" draw:text-style-name="P11" svg:x1="3.9717in" svg:y1="2.0717in" svg:x2="5.3051in" svg:y2="2.8433in"><text:p/></draw:line><draw:custom-shape text:anchor-type="paragraph" draw:z-index="28" draw:style-name="gr2" draw:text-style-name="P10" svg:width="1.2732in" svg:height="0.2161in" svg:x="4.7819in" svg:y="0.2717in"><text:p text:style-name="P9"><text:span text:style-name="T3"><text:s/></text:span><text:span text:style-name="T3">Avaibility Zone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style-name="gr15" draw:text-style-name="P15" svg:width="1.5051in" svg:height="0.1933in" svg:x="4.9126in" svg:y="0.8193in"><text:p text:style-name="P11"><text:span text:style-name="T4"><text:s/></text:span><text:span text:style-name="T4">Public Subn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style-name="gr18" draw:text-style-name="P22" svg:width="6.3587in" svg:height="1.1657in" svg:x="0.252in" svg:y="4.82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3" draw:style-name="gr16" draw:text-style-name="P11" svg:x1="1.3791in" svg:y1="3.0283in" svg:x2="3.3772in" svg:y2="4.6327in"><text:p/></draw:line><draw:custom-shape text:anchor-type="paragraph" draw:z-index="0" draw:style-name="gr1" draw:text-style-name="P8" svg:width="7.0449in" svg:height="6.2697in" svg:x="-0.0717in" svg:y="0.15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style-name="gr16" draw:text-style-name="P11" svg:x1="5.4445in" svg:y1="3.0272in" svg:x2="3.5398in" svg:y2="4.6327in"><text:p/></draw:line><draw:custom-shape text:anchor-type="paragraph" draw:z-index="37" draw:style-name="gr21" draw:text-style-name="P24" svg:width="1.1114in" svg:height="0.6713in" svg:x="2.8602in" svg:y="2.5492in"><text:p>Auto Scale Grou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style-name="gr16" draw:text-style-name="P11" svg:x1="3.4083in" svg:y1="2.1799in" svg:x2="3.4083in" svg:y2="2.5492in"><text:p/></draw:line><draw:line text:anchor-type="paragraph" draw:z-index="39" draw:style-name="gr16" draw:text-style-name="P11" svg:x1="3.9717in" svg:y1="2.9118in" svg:x2="5.3051in" svg:y2="2.9118in"><text:p/></draw:line><draw:line text:anchor-type="paragraph" draw:z-index="40" draw:style-name="gr16" draw:text-style-name="P11" svg:x1="2.8606in" svg:y1="2.889in" svg:x2="1.5563in" svg:y2="2.919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00:21:11.950383220</dc:date>
    <meta:editing-duration>PT3H57M10S</meta:editing-duration>
    <meta:editing-cycles>19</meta:editing-cycles>
    <meta:generator>LibreOffice/5.0.5.2$Linux_X86_64 LibreOffice_project/00m0$Build-2</meta:generator>
    <meta:document-statistic meta:table-count="0" meta:image-count="0" meta:object-count="0" meta:page-count="2" meta:paragraph-count="51" meta:word-count="447" meta:character-count="2804" meta:non-whitespace-character-count="2361"/>
  </office:meta>
</office:document-meta>
</file>